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0.838cm"/>
    </style:style>
    <style:style style:name="Table1.B" style:family="table-column">
      <style:table-column-properties style:column-width="8.467cm"/>
    </style:style>
    <style:style style:name="Table1.C" style:family="table-column">
      <style:table-column-properties style:column-width="7.69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0.838cm"/>
    </style:style>
    <style:style style:name="Table2.B" style:family="table-column">
      <style:table-column-properties style:column-width="7.923cm"/>
    </style:style>
    <style:style style:name="Table2.C" style:family="table-column">
      <style:table-column-properties style:column-width="8.23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0.838cm"/>
    </style:style>
    <style:style style:name="Table3.B" style:family="table-column">
      <style:table-column-properties style:column-width="9.442cm"/>
    </style:style>
    <style:style style:name="Table3.C" style:family="table-column">
      <style:table-column-properties style:column-width="6.72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0.838cm"/>
    </style:style>
    <style:style style:name="Table4.B" style:family="table-column">
      <style:table-column-properties style:column-width="7.214cm"/>
    </style:style>
    <style:style style:name="Table4.C" style:family="table-column">
      <style:table-column-properties style:column-width="8.948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>
      <style:paragraph-properties fo:margin-top="0cm" fo:margin-bottom="0cm"/>
    </style:style>
    <style:style style:name="P9" style:family="paragraph" style:parent-style-name="Text_20_body" style:list-style-name="L1">
      <style:paragraph-properties fo:margin-top="0cm" fo:margin-bottom="0cm"/>
    </style:style>
    <style:style style:name="P10" style:family="paragraph" style:parent-style-name="Text_20_body" style:list-style-name="L2">
      <style:paragraph-properties fo:margin-top="0cm" fo:margin-bottom="0cm"/>
    </style:style>
    <style:style style:name="P11" style:family="paragraph" style:parent-style-name="Text_20_body" style:list-style-name="L3">
      <style:paragraph-properties fo:margin-top="0cm" fo:margin-bottom="0cm"/>
    </style:style>
    <style:style style:name="P12" style:family="paragraph" style:parent-style-name="Text_20_body" style:list-style-name="L4">
      <style:paragraph-properties fo:margin-top="0cm" fo:margin-bottom="0cm"/>
    </style:style>
    <style:style style:name="P13" style:family="paragraph" style:parent-style-name="Text_20_body" style:list-style-name="L5">
      <style:paragraph-properties fo:margin-top="0cm" fo:margin-bottom="0cm"/>
    </style:style>
    <style:style style:name="P14" style:family="paragraph" style:parent-style-name="Text_20_body" style:list-style-name="L6">
      <style:paragraph-properties fo:margin-top="0cm" fo:margin-bottom="0cm"/>
    </style:style>
    <style:style style:name="P15" style:family="paragraph" style:parent-style-name="Text_20_body" style:list-style-name="L7">
      <style:paragraph-properties fo:margin-top="0cm" fo:margin-bottom="0cm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ibernate Interview Questions</text:h>
      <text:p text:style-name="Text_20_body">Hibernate interview questions are asked to the students because it is a widely used ORM tool. The important list of top 20 hibernate interview questions and answers for freshers and professionals are given below.</text:p>
      <text:p text:style-name="Horizontal_20_Line"/>
      <text:h text:style-name="Heading_20_3" text:outline-level="3">1) What is hibernate?</text:h>
      <text:p text:style-name="Text_20_body">Hibernate is an open-source and lightweight ORM tool that is used to store, manipulate and retrieve data from the database.</text:p>
      <text:p text:style-name="P8"><text:a xlink:type="simple" xlink:href="https://www.javatpoint.com/hibernate-tutorial">more details...</text:a> </text:p>
      <text:p text:style-name="Horizontal_20_Line"/>
      <text:h text:style-name="Heading_20_3" text:outline-level="3">2) What is ORM?</text:h>
      <text:p text:style-name="Text_20_body">ORM is an acronym for Object/Relational mapping. It is a programming strategy to map object with the data stored in the database. It simplifies data creation, data manipulation and data access.</text:p>
      <text:p text:style-name="Horizontal_20_Line"/>
      <text:h text:style-name="Heading_20_3" text:outline-level="3">3) Explain hibernate architecture?</text:h>
      <text:p text:style-name="Text_20_body">Hibernate architecture comprises of many interfaces such as Configuration, SessionFactory, Session, Transaction etc.</text:p>
      <text:p text:style-name="P8"><text:a xlink:type="simple" xlink:href="https://www.javatpoint.com/hibernate-architecture">more details...</text:a> <draw:frame draw:style-name="fr1" draw:name="graphics1" text:anchor-type="as-char" svg:width="1.997cm" svg:height="0.998cm" draw:z-index="0"><draw:image xlink:href="https://www.javatpoint.com/images/hibernate/architecture.jpg" xlink:type="simple" xlink:show="embed" xlink:actuate="onLoad"/><svg:title>hibernate framework architecture</svg:title></draw:frame> </text:p>
      <text:p text:style-name="Horizontal_20_Line"/>
      <text:h text:style-name="Heading_20_3" text:outline-level="3">4) What are the core interfaces of Hibernate?</text:h>
      <text:p text:style-name="Text_20_body">The core interfaces of Hibernate framework are:</text:p>
      <text:list xml:id="list714556705" text:style-name="L1">
        <text:list-item>
          <text:p text:style-name="P9">Configuration </text:p>
        </text:list-item>
        <text:list-item>
          <text:p text:style-name="P9">SessionFactory </text:p>
        </text:list-item>
        <text:list-item>
          <text:p text:style-name="P9">Session </text:p>
        </text:list-item>
        <text:list-item>
          <text:p text:style-name="P9">Query </text:p>
        </text:list-item>
        <text:list-item>
          <text:p text:style-name="P9">Criteria </text:p>
        </text:list-item>
        <text:list-item>
          <text:p text:style-name="P1">Transaction </text:p>
        </text:list-item>
      </text:list>
      <text:p text:style-name="Horizontal_20_Line"/>
      <text:h text:style-name="Heading_20_3" text:outline-level="3">5) What is SessionFactory?</text:h>
      <text:p text:style-name="Text_20_body">SessionFactory provides the instance of Session. It is a factory of Session. It holds the data of second level cache that is not enabled by default.</text:p>
      <text:p text:style-name="P8"><text:a xlink:type="simple" xlink:href="https://www.javatpoint.com/hibernate-architecture">more details...</text:a> </text:p>
      <text:p text:style-name="Horizontal_20_Line"/>
      <text:h text:style-name="Heading_20_3" text:outline-level="3"><text:soft-page-break/>6) Is SessionFactory a thread-safe object?</text:h>
      <text:p text:style-name="Text_20_body">Yes, SessionFactory is a thread-safe object, many threads cannot access it simultaneously.</text:p>
      <text:p text:style-name="Horizontal_20_Line"/>
      <text:h text:style-name="Heading_20_3" text:outline-level="3">7) What is Session?</text:h>
      <text:p text:style-name="Text_20_body">It maintains a connection between hibernate application and database.</text:p>
      <text:p text:style-name="Text_20_body">It provides methods to store, update, delete or fetch data from the database such as persist(), update(), delete(), load(), get() etc.</text:p>
      <text:p text:style-name="Text_20_body">It is a factory of Query, Criteria and Transaction i.e. it provides factory methods to return these instances.</text:p>
      <text:p text:style-name="P8"><text:a xlink:type="simple" xlink:href="https://www.javatpoint.com/hibernate-architecture">more details...</text:a> </text:p>
      <text:p text:style-name="Horizontal_20_Line"/>
      <text:h text:style-name="Heading_20_3" text:outline-level="3">8) Is Session a thread-safe object?</text:h>
      <text:p text:style-name="Text_20_body">No, Session is not a thread-safe object, many threads can access it simultaneously. In other words, you can share it between threads.</text:p>
      <text:p text:style-name="Horizontal_20_Line"/>
      <text:h text:style-name="Heading_20_3" text:outline-level="3">9) What is the difference between session.save() and session.persist() method?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No.</text:p>
          </table:table-cell>
          <table:table-cell table:style-name="Table1.A1" office:value-type="string">
            <text:p text:style-name="Table_20_Heading">save()</text:p>
          </table:table-cell>
          <table:table-cell table:style-name="Table1.A1" office:value-type="string">
            <text:p text:style-name="Table_20_Heading">persist()</text:p>
          </table:table-cell>
        </table:table-row>
        <table:table-row>
          <table:table-cell table:style-name="Table1.A1" office:value-type="string">
            <text:p text:style-name="Table_20_Contents">1)</text:p>
          </table:table-cell>
          <table:table-cell table:style-name="Table1.A1" office:value-type="string">
            <text:p text:style-name="Table_20_Contents">returns the identifier (Serializable) of the instance.</text:p>
          </table:table-cell>
          <table:table-cell table:style-name="Table1.A1" office:value-type="string">
            <text:p text:style-name="Table_20_Contents">return nothing because its return type is void.</text:p>
          </table:table-cell>
        </table:table-row>
        <table:table-row>
          <table:table-cell table:style-name="Table1.A1" office:value-type="string">
            <text:p text:style-name="Table_20_Contents">2)</text:p>
          </table:table-cell>
          <table:table-cell table:style-name="Table1.A1" office:value-type="string">
            <text:p text:style-name="Table_20_Contents">Syn: public Serializable save(Object o)</text:p>
          </table:table-cell>
          <table:table-cell table:style-name="Table1.A1" office:value-type="string">
            <text:p text:style-name="Table_20_Contents">Syn: public void persist(Object o) </text:p>
          </table:table-cell>
        </table:table-row>
      </table:table>
      <text:p text:style-name="Horizontal_20_Line"/>
      <text:h text:style-name="Heading_20_3" text:outline-level="3">10) What is the difference between get and load method?</text:h>
      <text:p text:style-name="Text_20_body">The differences between get() and load() methods are given below.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Heading">No.</text:p>
          </table:table-cell>
          <table:table-cell table:style-name="Table2.A1" office:value-type="string">
            <text:p text:style-name="Table_20_Heading">get()</text:p>
          </table:table-cell>
          <table:table-cell table:style-name="Table2.A1" office:value-type="string">
            <text:p text:style-name="Table_20_Heading">load()</text:p>
          </table:table-cell>
        </table:table-row>
        <table:table-row>
          <table:table-cell table:style-name="Table2.A1" office:value-type="string">
            <text:p text:style-name="Table_20_Contents">1)</text:p>
          </table:table-cell>
          <table:table-cell table:style-name="Table2.A1" office:value-type="string">
            <text:p text:style-name="Table_20_Contents">Returns <text:span text:style-name="T1">null</text:span> if object is not found.</text:p>
          </table:table-cell>
          <table:table-cell table:style-name="Table2.A1" office:value-type="string">
            <text:p text:style-name="Table_20_Contents">Throws <text:span text:style-name="T1">ObjectNotFoundException</text:span> if object is not found.</text:p>
          </table:table-cell>
        </table:table-row>
        <table:table-row>
          <table:table-cell table:style-name="Table2.A1" office:value-type="string">
            <text:p text:style-name="Table_20_Contents">2)</text:p>
          </table:table-cell>
          <table:table-cell table:style-name="Table2.A1" office:value-type="string">
            <text:p text:style-name="Table_20_Contents">get() method always <text:span text:style-name="T1">hit the database</text:span>. </text:p>
          </table:table-cell>
          <table:table-cell table:style-name="Table2.A1" office:value-type="string">
            <text:p text:style-name="Table_20_Contents">load() method <text:span text:style-name="T1">doesn't hit</text:span> the database. </text:p>
          </table:table-cell>
        </table:table-row>
        <table:table-row>
          <table:table-cell table:style-name="Table2.A1" office:value-type="string">
            <text:p text:style-name="Table_20_Contents">3)</text:p>
          </table:table-cell>
          <table:table-cell table:style-name="Table2.A1" office:value-type="string">
            <text:p text:style-name="Table_20_Contents">It returns real object <text:span text:style-name="T1">not proxy</text:span>.</text:p>
          </table:table-cell>
          <table:table-cell table:style-name="Table2.A1" office:value-type="string">
            <text:p text:style-name="Table_20_Contents">It returns <text:span text:style-name="T1">proxy object.</text:span></text:p>
          </table:table-cell>
        </table:table-row>
        <table:table-row>
          <table:table-cell table:style-name="Table2.A1" office:value-type="string">
            <text:p text:style-name="Table_20_Contents">4)</text:p>
          </table:table-cell>
          <table:table-cell table:style-name="Table2.A1" office:value-type="string">
            <text:p text:style-name="Table_20_Contents">It should be used if <text:span text:style-name="T1">you are not sure</text:span> about the existence of instance.</text:p>
          </table:table-cell>
          <table:table-cell table:style-name="Table2.A1" office:value-type="string">
            <text:p text:style-name="Table_20_Contents">It should be used if <text:span text:style-name="T1">you are sure</text:span> that instance exists.</text:p>
          </table:table-cell>
        </table:table-row>
      </table:table>
      <text:p text:style-name="Horizontal_20_Line"/>
      <text:h text:style-name="Heading_20_3" text:outline-level="3">11) What is the difference between update and merge method?</text:h>
      <text:p text:style-name="Text_20_body">The differences between update() and merge() methods are given below.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No.</text:p>
          </table:table-cell>
          <table:table-cell table:style-name="Table3.A1" office:value-type="string">
            <text:p text:style-name="Table_20_Heading">update() method</text:p>
          </table:table-cell>
          <table:table-cell table:style-name="Table3.A1" office:value-type="string">
            <text:p text:style-name="Table_20_Heading">merge() method</text:p>
          </table:table-cell>
        </table:table-row>
        <table:table-row>
          <table:table-cell table:style-name="Table3.A1" office:value-type="string">
            <text:p text:style-name="Table_20_Contents">1)</text:p>
          </table:table-cell>
          <table:table-cell table:style-name="Table3.A1" office:value-type="string">
            <text:p text:style-name="Table_20_Contents">Update means to edit something.</text:p>
          </table:table-cell>
          <table:table-cell table:style-name="Table3.A1" office:value-type="string">
            <text:p text:style-name="Table_20_Contents">Merge means to combine something.</text:p>
          </table:table-cell>
        </table:table-row>
        <table:table-row>
          <table:table-cell table:style-name="Table3.A1" office:value-type="string">
            <text:p text:style-name="Table_20_Contents">2)</text:p>
          </table:table-cell>
          <table:table-cell table:style-name="Table3.A1" office:value-type="string">
            <text:p text:style-name="Table_20_Contents">update() should be used if session doesn't contain an <text:soft-page-break/>already persistent state with same id. It means update should be used inside the session only. After closing the session it will throw error.</text:p>
          </table:table-cell>
          <table:table-cell table:style-name="Table3.A1" office:value-type="string">
            <text:p text:style-name="Table_20_Contents">merge() should be used if you don't <text:soft-page-break/>know the state of the session, means you want to make modification at any time.</text:p>
          </table:table-cell>
        </table:table-row>
      </table:table>
      <text:p text:style-name="Text_20_body">Let's try to understand the difference by the example given below:</text:p>
      <text:list xml:id="list479110292" text:style-name="L2">
        <text:list-item>
          <text:p text:style-name="P10">...  </text:p>
        </text:list-item>
        <text:list-item>
          <text:p text:style-name="P10">SessionFactory factory = cfg.buildSessionFactory();  </text:p>
        </text:list-item>
        <text:list-item>
          <text:p text:style-name="P10">Session session1 = factory.openSession();  </text:p>
        </text:list-item>
        <text:list-item>
          <text:p text:style-name="P10">   </text:p>
        </text:list-item>
        <text:list-item>
          <text:p text:style-name="P10">Employee e1 = (Employee) session1.get(Employee.class, Integer.valueOf(101));//passing id of employee  </text:p>
        </text:list-item>
        <text:list-item>
          <text:p text:style-name="P10">session1.close();  </text:p>
        </text:list-item>
        <text:list-item>
          <text:p text:style-name="P10">   </text:p>
        </text:list-item>
        <text:list-item>
          <text:p text:style-name="P10">e1.setSalary(70000);  </text:p>
        </text:list-item>
        <text:list-item>
          <text:p text:style-name="P10">   </text:p>
        </text:list-item>
        <text:list-item>
          <text:p text:style-name="P10">Session session2 = factory.openSession();  </text:p>
        </text:list-item>
        <text:list-item>
          <text:p text:style-name="P10">Employee e2 = (Employee) session1.get(Employee.class, Integer.valueOf(101));//passing same id  </text:p>
        </text:list-item>
        <text:list-item>
          <text:p text:style-name="P10">  </text:p>
        </text:list-item>
        <text:list-item>
          <text:p text:style-name="P10">Transaction tx=session2.beginTransaction();  </text:p>
        </text:list-item>
        <text:list-item>
          <text:p text:style-name="P10">session2.merge(e1);  </text:p>
        </text:list-item>
        <text:list-item>
          <text:p text:style-name="P10">  </text:p>
        </text:list-item>
        <text:list-item>
          <text:p text:style-name="P10">tx.commit();  </text:p>
        </text:list-item>
        <text:list-item>
          <text:p text:style-name="P2">session2.close();  </text:p>
        </text:list-item>
      </text:list>
      <text:p text:style-name="Text_20_body">After closing session1, e1 is in detached state. It will not be in session1 cache. So if you call update() method, it will throw an error.</text:p>
      <text:p text:style-name="Text_20_body">Then, we opened another session and loaded the same Employee instance. If we call merge in session2, changes of e1 will be merged in e2.</text:p>
      <text:p text:style-name="Horizontal_20_Line"/>
      <text:h text:style-name="Heading_20_3" text:outline-level="3">12) What are the states of object in hibernate?</text:h>
      <text:p text:style-name="Text_20_body">There are 3 states of object (instance) in hibernate.</text:p>
      <text:list xml:id="list2175218241" text:style-name="L3">
        <text:list-item>
          <text:p text:style-name="P11"><text:span text:style-name="T1">Transient</text:span>: The object is in transient state if it is just created but has no primary key (identifier) and not associated with session. </text:p>
        </text:list-item>
        <text:list-item>
          <text:p text:style-name="P11"><text:span text:style-name="T1">Persistent</text:span>: The object is in persistent state if session is open, and you just saved the instance in the database or retrieved the instance from the database. </text:p>
        </text:list-item>
        <text:list-item>
          <text:p text:style-name="P3"><text:span text:style-name="T1">Detached</text:span>: The object is in detached state if session is closed. After detached state, object comes to persistent state if you call lock() or update() method. </text:p>
        </text:list-item>
      </text:list>
      <text:p text:style-name="Horizontal_20_Line"/>
      <text:h text:style-name="Heading_20_3" text:outline-level="3">13) What are the inheritance mapping strategies?</text:h>
      <text:p text:style-name="Text_20_body">There are 3 ways of inheritance mapping in hibernate.</text:p>
      <text:list xml:id="list2176819209" text:style-name="L4">
        <text:list-item>
          <text:p text:style-name="P12">Table per hierarchy </text:p>
        </text:list-item>
        <text:list-item>
          <text:p text:style-name="P12">Table per concrete class </text:p>
        </text:list-item>
        <text:list-item>
          <text:p text:style-name="P4">Table per subclass </text:p>
        </text:list-item>
      </text:list>
      <text:p text:style-name="P8"><text:a xlink:type="simple" xlink:href="https://www.javatpoint.com/hibernate-inheritance-mapping-tutorial">more details...</text:a> </text:p>
      <text:p text:style-name="Horizontal_20_Line"/>
      <text:h text:style-name="Heading_20_3" text:outline-level="3"><text:soft-page-break/>14) How to make a immutable class in hibernate?</text:h>
      <text:p text:style-name="Text_20_body">If you mark a class as mutable="false", class will be treated as an immutable class. By default, it is mutable="true".</text:p>
      <text:p text:style-name="Horizontal_20_Line"/>
      <text:h text:style-name="Heading_20_3" text:outline-level="3">15) What is automatic dirty checking in hibernate?</text:h>
      <text:p text:style-name="Text_20_body">The automatic dirty checking feature of hibernate, calls update statement automatically on the objects that are modified in a transaction.</text:p>
      <text:p text:style-name="Text_20_body">Let's understand it by the example given below:</text:p>
      <text:list xml:id="list421816801" text:style-name="L5">
        <text:list-item>
          <text:p text:style-name="P13">...  </text:p>
        </text:list-item>
        <text:list-item>
          <text:p text:style-name="P13">SessionFactory factory = cfg.buildSessionFactory();  </text:p>
        </text:list-item>
        <text:list-item>
          <text:p text:style-name="P13">Session session1 = factory.openSession();  </text:p>
        </text:list-item>
        <text:list-item>
          <text:p text:style-name="P13">Transaction tx=session2.beginTransaction();  </text:p>
        </text:list-item>
        <text:list-item>
          <text:p text:style-name="P13">   </text:p>
        </text:list-item>
        <text:list-item>
          <text:p text:style-name="P13">Employee e1 = (Employee) session1.get(Employee.class, Integer.valueOf(101));  </text:p>
        </text:list-item>
        <text:list-item>
          <text:p text:style-name="P13">   </text:p>
        </text:list-item>
        <text:list-item>
          <text:p text:style-name="P13">e1.setSalary(70000);  </text:p>
        </text:list-item>
        <text:list-item>
          <text:p text:style-name="P13">   </text:p>
        </text:list-item>
        <text:list-item>
          <text:p text:style-name="P13">tx.commit();  </text:p>
        </text:list-item>
        <text:list-item>
          <text:p text:style-name="P5">session1.close();  </text:p>
        </text:list-item>
      </text:list>
      <text:p text:style-name="Text_20_body">Here, after getting employee instance e1 and we are changing the state of e1.</text:p>
      <text:p text:style-name="Text_20_body">After changing the state, we are committing the transaction. In such case, state will be updated automatically. This is known as dirty checking in hibernate.</text:p>
      <text:p text:style-name="Horizontal_20_Line"/>
      <text:h text:style-name="Heading_20_3" text:outline-level="3">16) How many types of association mapping are possible in hibernate?</text:h>
      <text:p text:style-name="Text_20_body">There can be 4 types of association mapping in hibernate.</text:p>
      <text:list xml:id="list1743556247" text:style-name="L6">
        <text:list-item>
          <text:p text:style-name="P14">One to One </text:p>
        </text:list-item>
        <text:list-item>
          <text:p text:style-name="P14">One to Many </text:p>
        </text:list-item>
        <text:list-item>
          <text:p text:style-name="P14">Many to One </text:p>
        </text:list-item>
        <text:list-item>
          <text:p text:style-name="P6">Many to Many </text:p>
        </text:list-item>
      </text:list>
      <text:p text:style-name="Horizontal_20_Line"/>
      <text:h text:style-name="Heading_20_3" text:outline-level="3">17) Is it possible to perform collection mapping with One-to-One and Many-to-One?</text:h>
      <text:p text:style-name="Text_20_body">No, collection mapping can only be performed with One-to-Many and Many-to-Many</text:p>
      <text:p text:style-name="Horizontal_20_Line"/>
      <text:h text:style-name="Heading_20_3" text:outline-level="3">18) What is lazy loading in hibernate?</text:h>
      <text:p text:style-name="Text_20_body">Lazy loading in hibernate improves the performance. It loads the child objects on demand.</text:p>
      <text:p text:style-name="Text_20_body">Since Hibernate 3, lazy loading is enabled by default, you don't need to do lazy="true". It means not to load the child objects when parent is loaded.</text:p>
      <text:p text:style-name="Horizontal_20_Line"/>
      <text:h text:style-name="Heading_20_3" text:outline-level="3"><text:soft-page-break/>19) What is HQL (Hibernate Query Language)?</text:h>
      <text:p text:style-name="Text_20_body">Hibernate Query Language is known as an object oriented query language. It is like structured query language (SQL).</text:p>
      <text:p text:style-name="Text_20_body">The main advantage of HQL over SQL is:</text:p>
      <text:list xml:id="list2084421461" text:style-name="L7">
        <text:list-item>
          <text:p text:style-name="P15">You don't need to learn SQL </text:p>
        </text:list-item>
        <text:list-item>
          <text:p text:style-name="P15">Database independent </text:p>
        </text:list-item>
        <text:list-item>
          <text:p text:style-name="P7">Simple to write query </text:p>
        </text:list-item>
      </text:list>
      <text:p text:style-name="Horizontal_20_Line"/>
      <text:h text:style-name="Heading_20_3" text:outline-level="3">20) What is the difference between first level cache and second level cache?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No.</text:p>
          </table:table-cell>
          <table:table-cell table:style-name="Table4.A1" office:value-type="string">
            <text:p text:style-name="Table_20_Heading">First Level Cache</text:p>
          </table:table-cell>
          <table:table-cell table:style-name="Table4.A1" office:value-type="string">
            <text:p text:style-name="Table_20_Heading">Second Level Cache</text:p>
          </table:table-cell>
        </table:table-row>
        <table:table-row>
          <table:table-cell table:style-name="Table4.A1" office:value-type="string">
            <text:p text:style-name="Table_20_Contents">1)</text:p>
          </table:table-cell>
          <table:table-cell table:style-name="Table4.A1" office:value-type="string">
            <text:p text:style-name="Table_20_Contents">First Level Cache is <text:span text:style-name="T1">associated with Session</text:span>.</text:p>
          </table:table-cell>
          <table:table-cell table:style-name="Table4.A1" office:value-type="string">
            <text:p text:style-name="Table_20_Contents">Second Level Cache is associated with <text:span text:style-name="T1">SessionFactory</text:span>.</text:p>
          </table:table-cell>
        </table:table-row>
        <table:table-row>
          <table:table-cell table:style-name="Table4.A1" office:value-type="string">
            <text:p text:style-name="Table_20_Contents">2)</text:p>
          </table:table-cell>
          <table:table-cell table:style-name="Table4.A1" office:value-type="string">
            <text:p text:style-name="Table_20_Contents">It is <text:span text:style-name="T1">enabled</text:span> by default.</text:p>
          </table:table-cell>
          <table:table-cell table:style-name="Table4.A1" office:value-type="string">
            <text:p text:style-name="Table_20_Contents">It is <text:span text:style-name="T1">not enabled</text:span> by defaul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S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dian </meta:initial-creator>
    <meta:creation-date>2018-04-18T11:34:06</meta:creation-date>
    <dc:date>2018-04-18T11:34:53</dc:date>
    <dc:creator>Pandian </dc:creator>
    <meta:editing-duration>P0D</meta:editing-duration>
    <meta:editing-cycles>1</meta:editing-cycles>
    <meta:document-statistic meta:table-count="4" meta:image-count="1" meta:object-count="0" meta:page-count="5" meta:paragraph-count="144" meta:word-count="1078" meta:character-count="6809" meta:non-whitespace-character-count="5823"/>
    <meta:generator>LibreOffice/3.5$Linux_x86 LibreOffice_project/350m1$Build-2</meta:generator>
  </office:meta>
</office:document-meta>
</file>